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stant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office:value-type="string" calcext:value-type="string">
            <text:p>Chapter</text:p>
          </table:table-cell>
          <table:table-cell office:value-type="string" calcext:value-type="string">
            <text:p>Stand</text:p>
          </table:table-cell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LFM</text:p>
          </table:table-cell>
          <table:table-cell table:style-name="ce1"/>
          <table:table-cell/>
          <table:table-cell office:value-type="string" calcext:value-type="string">
            <text:p>OBF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orrekturlesen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2" office:value-type="string" calcext:value-type="string">
            <text:p>MCTS</text:p>
          </table:table-cell>
          <table:table-cell table:style-name="ce5" office:value-type="string" calcext:value-type="string">
            <text:p>BFS</text:p>
          </table:table-cell>
          <table:table-cell table:style-name="ce5" office:value-type="string" calcext:value-type="string">
            <text:p>RHEA</text:p>
          </table:table-cell>
          <table:table-cell table:style-name="ce5" office:value-type="string" calcext:value-type="string">
            <text:p>MC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bait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ressources are not underst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aluierung</text:p>
          </table:table-cell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atapults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cha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HEA</text:p>
          </table:table-cell>
          <table:table-cell office:value-type="string" calcext:value-type="string">
            <text:p>chipschallenge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lusters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takes too 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M</text:p>
          </table:table-cell>
          <table:table-cell table:style-name="ce2" office:value-type="string" calcext:value-type="string">
            <text:p>decepticoins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0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eceptizelda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doorkoban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escape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</text:p>
          </table:table-cell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garbagecollector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ceandfire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labyrinth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labyrinthdual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LFM</text:p>
          </table:table-cell>
          <table:table-cell office:value-type="string" calcext:value-type="string">
            <text:p>painter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realsokoban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</text:p>
          </table:table-cell>
          <table:table-cell table:style-name="ce2" office:value-type="string" calcext:value-type="string">
            <text:p>sokoban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not markov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tercio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unlikely to learn what needs to be 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independency assumption not fulf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office:value-type="string" calcext:value-type="string">
            <text:p>unlikely to learn what needs to be 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++</text:p>
          </table:table-cell>
          <table:table-cell table:style-name="ce2" office:value-type="string" calcext:value-type="string">
            <text:p>vorte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/>
          <table:table-cell table:style-name="Default" table:number-columns-repeated="3"/>
          <table:table-cell/>
          <table:table-cell table:style-name="ce19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ontinuous Model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office:value-type="string" calcext:value-type="string">
            <text:p>dele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office:value-type="string" calcext:value-type="string">
            <text:p>dele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style-name="ce13"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ransfer Learning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</text:p>
          </table:table-cell>
          <table:table-cell table:style-name="ce1"/>
          <table:table-cell table:style-name="Default" office:value-type="string" calcext:value-type="string">
            <text:p>LFM</text:p>
          </table:table-cell>
          <table:table-cell table:style-name="Default" office:value-type="string" calcext:value-type="string">
            <text:p>OBFM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ndom</text:p>
          </table:table-cell>
          <table:table-cell table:number-columns-repeated="2" table:style-name="ce5" office:value-type="string" calcext:value-type="string">
            <text:p>BFS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it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-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brainm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ete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atapults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inreactio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ase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--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hipschalleng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-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luster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urescap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okmepast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lete</text:p>
          </table:table-cell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coin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ceptizel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or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firem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collector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ngrybir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ceandfir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slands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byrinthdual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inter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wreck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okob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rroun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rcio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citadel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hesnowman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vorte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atergam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whackamol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2:30:12.917761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13:20.565167733</meta:creation-date>
    <dc:date>2019-11-25T12:49:56.825447716</dc:date>
    <meta:editing-duration>PT8H10M38S</meta:editing-duration>
    <meta:editing-cycles>11</meta:editing-cycles>
    <meta:generator>LibreOffice/6.0.7.3$Linux_X86_64 LibreOffice_project/00m0$Build-3</meta:generator>
    <meta:document-statistic meta:table-count="1" meta:cell-count="560" meta:object-count="0"/>
  </office:meta>
</office:document-meta>
</file>